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Mincho" svg:font-family="Yu Mincho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Titre1" style:master-page-name="MP0" style:list-style-name="WWNum5" style:family="paragraph">
      <style:paragraph-properties fo:keep-with-next="auto" fo:keep-together="auto" fo:break-before="page" fo:border-top="0.0069in solid #000000" fo:border-left="none" fo:border-bottom="none" fo:border-right="none" fo:padding-top="0.0138in" fo:padding-left="0in" fo:padding-bottom="0in" fo:padding-right="0in" style:shadow="none" fo:margin-top="0.0833in" fo:margin-bottom="0.1666in" fo:line-height="100%"/>
    </style:style>
    <style:style style:name="TableColumn14" style:family="table-column">
      <style:table-column-properties style:column-width="1.0791in" style:use-optimal-column-width="false"/>
    </style:style>
    <style:style style:name="TableColumn15" style:family="table-column">
      <style:table-column-properties style:column-width="5.2125in" style:use-optimal-column-width="false"/>
    </style:style>
    <style:style style:name="Table13" style:family="table">
      <style:table-properties style:width="6.2916in" fo:margin-left="0.0034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P26" style:parent-style-name="Titre1" style:list-style-name="WWNum5" style:family="paragraph">
      <style:paragraph-properties fo:keep-with-next="auto" fo:keep-together="auto" fo:border-top="0.0069in solid #000000" fo:border-left="none" fo:border-bottom="none" fo:border-right="none" fo:padding-top="0.0138in" fo:padding-left="0in" fo:padding-bottom="0in" fo:padding-right="0in" style:shadow="none" fo:margin-top="0.25in" fo:margin-bottom="0.1666in" fo:line-height="100%"/>
    </style:style>
    <style:style style:name="P27" style:parent-style-name="Textbody" style:family="paragraph">
      <style:paragraph-properties fo:margin-bottom="0in" fo:margin-left="0.2958in">
        <style:tab-stops/>
      </style:paragraph-properties>
    </style:style>
    <style:style style:name="P28" style:parent-style-name="Titre1" style:list-style-name="WWNum5" style:family="paragraph">
      <style:paragraph-properties fo:border="0.0069in solid #000000" fo:padding="0in" style:shadow="none" fo:margin-top="0.25in" fo:margin-bottom="0.1666in" fo:line-height="100%"/>
    </style:style>
    <style:style style:name="P29" style:parent-style-name="Textbody" style:list-style-name="WWNum9" style:family="paragraph">
      <style:paragraph-properties fo:margin-bottom="0in"/>
    </style:style>
    <style:style style:name="P30" style:parent-style-name="Textbody" style:list-style-name="WWNum9" style:family="paragraph">
      <style:paragraph-properties fo:margin-bottom="0in"/>
    </style:style>
    <style:style style:name="P31" style:parent-style-name="Textbody" style:list-style-name="WWNum9" style:family="paragraph">
      <style:paragraph-properties fo:margin-bottom="0in"/>
    </style:style>
    <style:style style:name="P32" style:parent-style-name="Titre1" style:list-style-name="WWNum5" style:family="paragraph">
      <style:paragraph-properties fo:border="0.0069in solid #000000" fo:padding="0in" style:shadow="none" fo:margin-top="0.25in" fo:margin-bottom="0.1666in" fo:line-height="100%"/>
    </style:style>
    <style:style style:name="P33" style:parent-style-name="Titre1" style:list-style-name="WWNum5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25in" fo:margin-bottom="0.1666in" fo:line-height="100%"/>
    </style:style>
    <style:style style:name="P34" style:parent-style-name="Textbody" style:list-style-name="WWNum10" style:family="paragraph"/>
    <style:style style:name="P35" style:parent-style-name="Textbody" style:list-style-name="WWNum10" style:family="paragraph"/>
    <style:style style:name="P36" style:parent-style-name="Textbody" style:list-style-name="WWNum10" style:family="paragraph"/>
    <style:style style:name="P37" style:parent-style-name="Textbody" style:list-style-name="WWNum10" style:family="paragraph"/>
  </office:automatic-styles>
  <office:body>
    <office:text text:use-soft-page-breaks="true">
      <text:list text:style-name="WWNum5">
        <text:list-item text:start-value="1">
          <text:p text:style-name="P1">INFORMATIONS GENERALES</text:p>
        </text:list-item>
      </text:list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Groupe</text:p>
          </table:table-cell>
          <table:table-cell table:style-name="TableCell19">
            <text:p text:style-name="P20">306GSHC</text:p>
          </table:table-cell>
        </table:table-row>
        <table:table-row table:style-name="TableRow21">
          <table:table-cell table:style-name="TableCell22">
            <text:p text:style-name="P23">Membres</text:p>
          </table:table-cell>
          <table:table-cell table:style-name="TableCell24">
            <text:p text:style-name="P25">Julian, Hugo, Mathieu</text:p>
          </table:table-cell>
        </table:table-row>
      </table:table>
      <text:p text:style-name="Standard"/>
      <text:list text:style-name="WWNum5" text:continue-numbering="true">
        <text:list-item>
          <text:p text:style-name="P26">TITRE</text:p>
        </text:list-item>
      </text:list>
      <text:p text:style-name="P27">P_GestProj – Le bâtiment X</text:p>
      <text:list text:style-name="WWNum5" text:continue-numbering="true">
        <text:list-item>
          <text:p text:style-name="P28">MATÉRIEL ET LOGICIEL À DISPOSITION</text:p>
        </text:list-item>
      </text:list>
      <text:list text:style-name="WWNum9">
        <text:list-item>
          <text:p text:style-name="P29">1 poste de travail ETML</text:p>
        </text:list-item>
        <text:list-item>
          <text:p text:style-name="P30">Infrastructure IceScrum dédiée : etml.icescrum.com</text:p>
        </text:list-item>
        <text:list-item>
          <text:p text:style-name="P31">Logiciel libre<text:s/>imposé : SweetHome3D</text:p>
        </text:list-item>
      </text:list>
      <text:list text:style-name="WWNum5" text:continue-numbering="true">
        <text:list-item>
          <text:p text:style-name="P32">DESCRIPTIF DU PROJET</text:p>
        </text:list-item>
      </text:list>
      <text:p text:style-name="Textbody">Le projet consiste à fournir un modèle digital d’un bâtiment supplémentaire pour le site de Vennes à l’aide de SweetHome3D.</text:p>
      <text:p text:style-name="Textbody">La structure de base du bâtiment est fournie et doit être utilisée.</text:p>
      <text:p text:style-name="Textbody">L’objectif du projet est de mettre en pratique et de démontrer la maîtrise des techniques de gestion de projet agile étudiées en ICT-306</text:p>
      <text:list text:style-name="WWNum5" text:continue-numbering="true">
        <text:list-item>
          <text:p text:style-name="P33">LIVRABLES</text:p>
        </text:list-item>
      </text:list>
      <text:p text:style-name="Textbody">Chaque membre crée un dossier « Livrables » dans son repository. Il ne contiendra ni plus ni moins que :</text:p>
      <text:list text:style-name="WWNum10">
        <text:list-item>
          <text:p text:style-name="P34">Le rapport de projet individuel</text:p>
        </text:list-item>
        <text:list-item>
          <text:p text:style-name="P35">Le journal de travail personnel</text:p>
        </text:list-item>
        <text:list-item>
          <text:p text:style-name="P36">Le fichier .sh3d contenant l’immeuble du groupe</text:p>
        </text:list-item>
        <text:list-item>
          <text:p text:style-name="P37">Le présent CdC, en format pdf, signé</text:p>
        </text:list-item>
      </text:list>
      <text:p text:style-name="Textbody">Le projet IceScrum avec tous ses sprints terminés constitue un livrable de groupe</text:p>
      <text:p text:style-name="Textbody">De plus, au minimum un livrable spécifique sera demandé chaque semaine. Le contenu du livrable sera défini au cours de la semaine.</text:p>
      <text:p text:style-name="Textbody"/>
      <text:p text:style-name="Textbody">Lu et approuvé<text:s/>par Mathieu Bamert le 16.04.2024</text:p>
      <text:p text:style-name="Textbody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Mincho" svg:font-family="Yu Mincho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 fo:margin-left="0.1972in">
        <style:tab-stops/>
      </style:paragraph-properties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 fo:line-height="100%" fo:margin-left="0.618in" fo:text-indent="-0.5in">
        <style:tab-stops>
          <style:tab-stop style:type="left" style:position="0.618in"/>
        </style:tab-stops>
      </style:paragraph-properties>
      <style:text-properties style:font-name="Arial" style:font-name-asian="Times New Roman" fo:font-weight="bold" style:font-weight-asian="bold" style:font-weight-complex="bold" fo:font-size="12pt" style:font-size-asian="12pt" style:font-size-complex="13pt" fo:language="fr" fo:country="FR" style:language-asian="fr" style:country-asian="FR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 fo:line-height="100%" fo:margin-left="0.718in" fo:text-indent="-0.6in">
        <style:tab-stops>
          <style:tab-stop style:type="left" style:position="0.7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fr" fo:country="FR" style:language-asian="fr" style:country-asian="FR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 fo:line-height="100%" fo:margin-left="0.818in" fo:text-indent="-0.7in">
        <style:tab-stops>
          <style:tab-stop style:type="left" style:position="0.818in"/>
        </style:tab-stops>
      </style:paragraph-properties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fr" fo:country="FR" style:language-asian="fr" style:country-asian="FR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 fo:line-height="100%" fo:margin-left="0.918in" fo:text-indent="-0.8in">
        <style:tab-stops>
          <style:tab-stop style:type="left" style:position="0.918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language="fr" fo:country="FR" style:language-asian="fr" style:country-asian="FR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 fo:line-height="100%" fo:margin-left="1.018in" fo:text-indent="-0.9in">
        <style:tab-stops>
          <style:tab-stop style:type="left" style:position="1.018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language="fr" fo:country="FR" style:language-asian="fr" style:country-asian="FR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 fo:line-height="100%" fo:margin-left="1.118in" fo:text-indent="-1in">
        <style:tab-stops>
          <style:tab-stop style:type="left" style:position="1.118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fr" fo:country="FR" style:language-asian="fr" style:country-asian="FR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 fo:line-height="100%" fo:margin-left="1.218in" fo:text-indent="-1.1in">
        <style:tab-stops>
          <style:tab-stop style:type="left" style:position="1.218in"/>
        </style:tab-stops>
      </style:paragraph-properties>
      <style:text-properties style:font-name="Arial" style:font-name-asian="Times New Roman" fo:language="fr" fo:country="FR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833in" fo:margin-bottom="0.0833in" fo:line-height="100%" fo:margin-left="0.2756in">
        <style:tab-stops/>
      </style:paragraph-properties>
      <style:text-properties style:font-name-asian="Times New Roman" style:font-name-complex="Times New Roman" fo:language="fr" fo:country="FR" style:language-asian="fr" style:country-asian="FR"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itre" style:display-name="Titre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Sous-titre" style:display-name="Sous-titre" style:family="paragraph" style:parent-style-name="Standard" style:next-style-name="Standard">
      <style:text-properties style:font-name-asian="Yu Mincho" fo:color="#5A5A5A" fo:letter-spacing="0.0104in" fo:hyphenate="false"/>
    </style:style>
    <style:style style:name="Titreindex" style:display-name="Titre index" style:family="paragraph" style:parent-style-name="Heading">
      <style:text-properties fo:hyphenate="false"/>
    </style:style>
    <style:style style:name="ContentsHeading" style:display-name="Contents Heading" style:family="paragraph" style:parent-style-name="Titre1" style:next-style-name="Standard" style:default-outline-level="1">
      <style:text-properties style:language-asian="fr" style:country-asian="CH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eTableau" style:display-name="TexteTableau" style:family="paragraph" style:parent-style-name="Textbody">
      <style:paragraph-properties fo:margin-top="0.0416in" fo:margin-bottom="0.0416in"/>
      <style:text-properties fo:hyphenate="false"/>
    </style:style>
    <style:style style:name="NOM" style:display-name="NOM" style:family="paragraph" style:parent-style-name="Textbody" style:next-style-name="Textbody">
      <style:paragraph-properties fo:margin-bottom="0in"/>
      <style:text-properties fo:font-weight="bold" style:font-weight-asian="bold" fo:text-transform="uppercase" fo:hyphenate="false"/>
    </style:style>
    <style:style style:name="NormalWeb" style:display-name="Normal (Web)" style:family="paragraph" style:parent-style-name="Standard">
      <style:paragraph-properties fo:margin-top="0.194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false"/>
    </style:style>
    <style:style style:name="western" style:display-name="western" style:family="paragraph" style:parent-style-name="Standard">
      <style:paragraph-properties fo:margin-top="0.1944in" fo:margin-bottom="0.0826in" fo:line-height="100%"/>
      <style:text-properties style:font-name="Arial" style:font-name-asian="Times New Roman" fo:language="en" fo:country="GB" style:language-asian="en" style:country-asian="GB" fo:hyphenate="false"/>
    </style:style>
    <style:style style:name="paragraph" style:display-name="paragraph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toryDesc" style:display-name="StoryDesc" style:family="paragraph" style:parent-style-name="Standard">
      <style:paragraph-properties fo:keep-with-next="always" style:contextual-spacing="true" fo:margin-top="0.0833in" fo:margin-bottom="0.0833in" fo:margin-left="0.5909in">
        <style:tab-stops/>
      </style:paragraph-properties>
      <style:text-properties fo:hyphenate="false"/>
    </style:style>
    <style:style style:name="StoryDetails" style:display-name="StoryDetails" style:family="paragraph" style:parent-style-name="StoryDesc">
      <style:paragraph-properties fo:keep-with-next="auto" fo:margin-left="0.7875in">
        <style:tab-stops/>
      </style:paragraph-properties>
      <style:text-properties fo:font-size="10pt" style:font-size-asian="10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itreCar" style:display-name="Titre Car" style:family="text" style:parent-style-name="Policepardéfau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Car" style:display-name="Sous-titre Car" style:family="text" style:parent-style-name="Policepardéfaut">
      <style:text-properties style:font-name-asian="Yu Mincho" fo:color="#5A5A5A" fo:letter-spacing="0.0104in"/>
    </style:style>
    <style:style style:name="Titre2Car" style:display-name="Titre 2 Car" style:family="text" style:parent-style-name="Policepardéfau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3pt" fo:language="fr" fo:country="FR" style:language-asian="fr" style:country-asian="FR"/>
    </style:style>
    <style:style style:name="Titre4Car" style:display-name="Titre 4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fr" fo:country="FR" style:language-asian="fr" style:country-asian="FR"/>
    </style:style>
    <style:style style:name="Titre5Car" style:display-name="Titre 5 Car" style:family="text" style:parent-style-name="Policepardéfaut"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fr" fo:country="FR" style:language-asian="fr" style:country-asian="FR"/>
    </style:style>
    <style:style style:name="Titre6Car" style:display-name="Titre 6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language="fr" fo:country="FR" style:language-asian="fr" style:country-asian="FR"/>
    </style:style>
    <style:style style:name="Titre7Car" style:display-name="Titre 7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fo:language="fr" fo:country="FR" style:language-asian="fr" style:country-asian="FR"/>
    </style:style>
    <style:style style:name="Titre8Car" style:display-name="Titre 8 Car" style:family="text" style:parent-style-name="Policepardéfau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fr" fo:country="FR" style:language-asian="fr" style:country-asian="FR"/>
    </style:style>
    <style:style style:name="Titre9Car" style:display-name="Titre 9 Car" style:family="text" style:parent-style-name="Policepardéfaut">
      <style:text-properties style:font-name="Arial" style:font-name-asian="Times New Roman" style:font-name-complex="Arial" fo:language="fr" fo:country="FR" style:language-asian="fr" style:country-asian="FR"/>
    </style:style>
    <style:style style:name="CorpsdetexteCar" style:display-name="Corps de texte Car" style:family="text" style:parent-style-name="Policepardéfaut">
      <style:text-properties style:font-name-asian="Times New Roman" style:font-name-complex="Times New Roman" fo:language="fr" fo:country="FR" style:language-asian="fr" style:country-asian="FR"/>
    </style:style>
    <style:style style:name="NOMCar" style:display-name="NOM Car" style:family="text">
      <style:text-properties style:font-name="Arial" style:font-name-asian="Times New Roman" style:font-name-complex="Times New Roman" fo:font-weight="bold" style:font-weight-asian="bold" fo:text-transform="uppercase" fo:language="fr" fo:country="FR" style:language-asian="fr" style:country-asian="F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rmaltextrun" style:display-name="normaltextrun" style:family="text" style:parent-style-name="Policepardéfaut"/>
    <style:style style:name="eop" style:display-name="eop" style:family="text" style:parent-style-name="Policepardéfaut"/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WW_CharLFO1LVL1" style:family="text">
      <style:text-properties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</text:list-level-style-number>
      <text:list-level-style-number text:level="3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format="1" text:display-levels="9">
        <style:list-level-properties text:space-before="3.9333in" text:min-label-width="1in" text:list-level-position-and-space-mode="label-alignment">
          <style:list-level-label-alignment text:label-followed-by="listtab" fo:margin-left="4.9333in" fo:text-indent="-1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</text:list-level-style-number>
      <text:list-level-style-number text:level="3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format="1" text:display-levels="9">
        <style:list-level-properties text:space-before="3.9333in" text:min-label-width="1in" text:list-level-position-and-space-mode="label-alignment">
          <style:list-level-label-alignment text:label-followed-by="listtab" fo:margin-left="4.9333in" fo:text-indent="-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118in" text:min-label-width="0in" text:list-level-position-and-space-mode="label-alignment">
          <style:list-level-label-alignment text:label-followed-by="listtab" fo:margin-left="0in" fo:text-indent="0.118in"/>
        </style:list-level-properties>
      </text:list-level-style-number>
      <text:list-level-style-number text:level="2" style:num-format="1" text:display-levels="2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</text:list-level-style-number>
      <text:list-level-style-number text:level="3" style:num-format="1" text:display-levels="3">
        <style:list-level-properties text:space-before="0.118in" text:min-label-width="0.5in" text:list-level-position-and-space-mode="label-alignment">
          <style:list-level-label-alignment text:label-followed-by="listtab" fo:margin-left="0.618in" fo:text-indent="-0.5in"/>
        </style:list-level-properties>
      </text:list-level-style-number>
      <text:list-level-style-number text:level="4" style:num-format="1" text:display-levels="4">
        <style:list-level-properties text:space-before="0.118in" text:min-label-width="0.6in" text:list-level-position-and-space-mode="label-alignment">
          <style:list-level-label-alignment text:label-followed-by="listtab" fo:margin-left="0.718in" fo:text-indent="-0.6in"/>
        </style:list-level-properties>
      </text:list-level-style-number>
      <text:list-level-style-number text:level="5" style:num-format="1" text:display-levels="5">
        <style:list-level-properties text:space-before="0.118in" text:min-label-width="0.7in" text:list-level-position-and-space-mode="label-alignment">
          <style:list-level-label-alignment text:label-followed-by="listtab" fo:margin-left="0.818in" fo:text-indent="-0.7in"/>
        </style:list-level-properties>
      </text:list-level-style-number>
      <text:list-level-style-number text:level="6" style:num-format="1" text:display-levels="6">
        <style:list-level-properties text:space-before="0.118in" text:min-label-width="0.8in" text:list-level-position-and-space-mode="label-alignment">
          <style:list-level-label-alignment text:label-followed-by="listtab" fo:margin-left="0.918in" fo:text-indent="-0.8in"/>
        </style:list-level-properties>
      </text:list-level-style-number>
      <text:list-level-style-number text:level="7" style:num-format="1" text:display-levels="7">
        <style:list-level-properties text:space-before="0.118in" text:min-label-width="0.9in" text:list-level-position-and-space-mode="label-alignment">
          <style:list-level-label-alignment text:label-followed-by="listtab" fo:margin-left="1.018in" fo:text-indent="-0.9in"/>
        </style:list-level-properties>
      </text:list-level-style-number>
      <text:list-level-style-number text:level="8" style:num-format="1" text:display-levels="8">
        <style:list-level-properties text:space-before="0.118in" text:min-label-width="1in" text:list-level-position-and-space-mode="label-alignment">
          <style:list-level-label-alignment text:label-followed-by="listtab" fo:margin-left="1.118in" fo:text-indent="-1in"/>
        </style:list-level-properties>
      </text:list-level-style-number>
      <text:list-level-style-number text:level="9" style:num-format="1" text:display-levels="9">
        <style:list-level-properties text:space-before="0.118in" text:min-label-width="1.1in" text:list-level-position-and-space-mode="label-alignment">
          <style:list-level-label-alignment text:label-followed-by="listtab" fo:margin-left="1.218in" fo:text-indent="-1.1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.118in" text:min-label-width="0in" text:list-level-position-and-space-mode="label-alignment">
          <style:list-level-label-alignment text:label-followed-by="listtab" fo:margin-left="0in" fo:text-indent="0.118in"/>
        </style:list-level-properties>
      </text:list-level-style-number>
      <text:list-level-style-number text:level="2" style:num-format="1" text:display-levels="2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</text:list-level-style-number>
      <text:list-level-style-number text:level="3" style:num-format="1" text:display-levels="3">
        <style:list-level-properties text:space-before="0.118in" text:min-label-width="0.5in" text:list-level-position-and-space-mode="label-alignment">
          <style:list-level-label-alignment text:label-followed-by="listtab" fo:margin-left="0.618in" fo:text-indent="-0.5in"/>
        </style:list-level-properties>
      </text:list-level-style-number>
      <text:list-level-style-number text:level="4" style:num-format="1" text:display-levels="4">
        <style:list-level-properties text:space-before="0.118in" text:min-label-width="0.6in" text:list-level-position-and-space-mode="label-alignment">
          <style:list-level-label-alignment text:label-followed-by="listtab" fo:margin-left="0.718in" fo:text-indent="-0.6in"/>
        </style:list-level-properties>
      </text:list-level-style-number>
      <text:list-level-style-number text:level="5" style:num-format="1" text:display-levels="5">
        <style:list-level-properties text:space-before="0.118in" text:min-label-width="0.7in" text:list-level-position-and-space-mode="label-alignment">
          <style:list-level-label-alignment text:label-followed-by="listtab" fo:margin-left="0.818in" fo:text-indent="-0.7in"/>
        </style:list-level-properties>
      </text:list-level-style-number>
      <text:list-level-style-number text:level="6" style:num-format="1" text:display-levels="6">
        <style:list-level-properties text:space-before="0.118in" text:min-label-width="0.8in" text:list-level-position-and-space-mode="label-alignment">
          <style:list-level-label-alignment text:label-followed-by="listtab" fo:margin-left="0.918in" fo:text-indent="-0.8in"/>
        </style:list-level-properties>
      </text:list-level-style-number>
      <text:list-level-style-number text:level="7" style:num-format="1" text:display-levels="7">
        <style:list-level-properties text:space-before="0.118in" text:min-label-width="0.9in" text:list-level-position-and-space-mode="label-alignment">
          <style:list-level-label-alignment text:label-followed-by="listtab" fo:margin-left="1.018in" fo:text-indent="-0.9in"/>
        </style:list-level-properties>
      </text:list-level-style-number>
      <text:list-level-style-number text:level="8" style:num-format="1" text:display-levels="8">
        <style:list-level-properties text:space-before="0.118in" text:min-label-width="1in" text:list-level-position-and-space-mode="label-alignment">
          <style:list-level-label-alignment text:label-followed-by="listtab" fo:margin-left="1.118in" fo:text-indent="-1in"/>
        </style:list-level-properties>
      </text:list-level-style-number>
      <text:list-level-style-number text:level="9" style:num-format="1" text:display-levels="9">
        <style:list-level-properties text:space-before="0.118in" text:min-label-width="1.1in" text:list-level-position-and-space-mode="label-alignment">
          <style:list-level-label-alignment text:label-followed-by="listtab" fo:margin-left="1.218in" fo:text-indent="-1.1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256in" text:min-label-width="0.25in" text:list-level-position-and-space-mode="label-alignment">
          <style:list-level-label-alignment text:label-followed-by="listtab" fo:margin-left="1.775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format="1">
        <style:list-level-properties text:space-before="0.118in" text:min-label-width="0in" text:list-level-position-and-space-mode="label-alignment">
          <style:list-level-label-alignment text:label-followed-by="listtab" fo:margin-left="0in" fo:text-indent="0.118in"/>
        </style:list-level-properties>
      </text:list-level-style-number>
      <text:list-level-style-number text:level="2" style:num-format="1" text:display-levels="2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</text:list-level-style-number>
      <text:list-level-style-number text:level="3" style:num-format="1" text:display-levels="3">
        <style:list-level-properties text:space-before="0.118in" text:min-label-width="0.5in" text:list-level-position-and-space-mode="label-alignment">
          <style:list-level-label-alignment text:label-followed-by="listtab" fo:margin-left="0.618in" fo:text-indent="-0.5in"/>
        </style:list-level-properties>
      </text:list-level-style-number>
      <text:list-level-style-number text:level="4" style:num-format="1" text:display-levels="4">
        <style:list-level-properties text:space-before="0.118in" text:min-label-width="0.6in" text:list-level-position-and-space-mode="label-alignment">
          <style:list-level-label-alignment text:label-followed-by="listtab" fo:margin-left="0.718in" fo:text-indent="-0.6in"/>
        </style:list-level-properties>
      </text:list-level-style-number>
      <text:list-level-style-number text:level="5" style:num-format="1" text:display-levels="5">
        <style:list-level-properties text:space-before="0.118in" text:min-label-width="0.7in" text:list-level-position-and-space-mode="label-alignment">
          <style:list-level-label-alignment text:label-followed-by="listtab" fo:margin-left="0.818in" fo:text-indent="-0.7in"/>
        </style:list-level-properties>
      </text:list-level-style-number>
      <text:list-level-style-number text:level="6" style:num-format="1" text:display-levels="6">
        <style:list-level-properties text:space-before="0.118in" text:min-label-width="0.8in" text:list-level-position-and-space-mode="label-alignment">
          <style:list-level-label-alignment text:label-followed-by="listtab" fo:margin-left="0.918in" fo:text-indent="-0.8in"/>
        </style:list-level-properties>
      </text:list-level-style-number>
      <text:list-level-style-number text:level="7" style:num-format="1" text:display-levels="7">
        <style:list-level-properties text:space-before="0.118in" text:min-label-width="0.9in" text:list-level-position-and-space-mode="label-alignment">
          <style:list-level-label-alignment text:label-followed-by="listtab" fo:margin-left="1.018in" fo:text-indent="-0.9in"/>
        </style:list-level-properties>
      </text:list-level-style-number>
      <text:list-level-style-number text:level="8" style:num-format="1" text:display-levels="8">
        <style:list-level-properties text:space-before="0.118in" text:min-label-width="1in" text:list-level-position-and-space-mode="label-alignment">
          <style:list-level-label-alignment text:label-followed-by="listtab" fo:margin-left="1.118in" fo:text-indent="-1in"/>
        </style:list-level-properties>
      </text:list-level-style-number>
      <text:list-level-style-number text:level="9" style:num-format="1" text:display-levels="9">
        <style:list-level-properties text:space-before="0.118in" text:min-label-width="1.1in" text:list-level-position-and-space-mode="label-alignment">
          <style:list-level-label-alignment text:label-followed-by="listtab" fo:margin-left="1.218in" fo:text-indent="-1.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format="1" text:display-levels="2">
        <style:list-level-properties text:space-before="0.5715in" text:min-label-width="0in" text:list-level-position-and-space-mode="label-alignment">
          <style:list-level-label-alignment text:label-followed-by="listtab" fo:margin-left="0.5715in" fo:text-indent="0in"/>
        </style:list-level-properties>
      </text:list-level-style-number>
      <text:list-level-style-number text:level="3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format="1" text:display-levels="4">
        <style:list-level-properties text:space-before="0.4923in" text:min-label-width="0.6in" text:list-level-position-and-space-mode="label-alignment">
          <style:list-level-label-alignment text:label-followed-by="listtab" fo:margin-left="1.0923in" fo:text-indent="-0.6in"/>
        </style:list-level-properties>
      </text:list-level-style-number>
      <text:list-level-style-number text:level="5" style:num-format="1" text:display-levels="5">
        <style:list-level-properties text:space-before="0.4923in" text:min-label-width="0.7in" text:list-level-position-and-space-mode="label-alignment">
          <style:list-level-label-alignment text:label-followed-by="listtab" fo:margin-left="1.1923in" fo:text-indent="-0.7in"/>
        </style:list-level-properties>
      </text:list-level-style-number>
      <text:list-level-style-number text:level="6" style:num-format="1" text:display-levels="6">
        <style:list-level-properties text:space-before="0.4923in" text:min-label-width="0.8in" text:list-level-position-and-space-mode="label-alignment">
          <style:list-level-label-alignment text:label-followed-by="listtab" fo:margin-left="1.2923in" fo:text-indent="-0.8in"/>
        </style:list-level-properties>
      </text:list-level-style-number>
      <text:list-level-style-number text:level="7" style:num-format="1" text:display-levels="7">
        <style:list-level-properties text:space-before="0.4923in" text:min-label-width="0.9in" text:list-level-position-and-space-mode="label-alignment">
          <style:list-level-label-alignment text:label-followed-by="listtab" fo:margin-left="1.3923in" fo:text-indent="-0.9in"/>
        </style:list-level-properties>
      </text:list-level-style-number>
      <text:list-level-style-number text:level="8" style:num-format="1" text:display-levels="8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9" style:num-format="1" text:display-levels="9">
        <style:list-level-properties text:space-before="0.4923in" text:min-label-width="1.1in" text:list-level-position-and-space-mode="label-alignment">
          <style:list-level-label-alignment text:label-followed-by="listtab" fo:margin-left="1.5923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3.15in"/>
          <style:tab-stop style:type="right" style:position="6.2986in"/>
        </style:tab-stops>
      </style:paragraph-properties>
    </style:style>
    <style:style style:name="T3" style:parent-style-name="Policepardéfaut" style:family="text">
      <style:text-properties fo:font-size="10pt" style:font-size-asian="10pt"/>
    </style:style>
    <style:style style:name="T4" style:parent-style-name="Policepardéfaut" style:family="text">
      <style:text-properties fo:font-size="10pt" style:font-size-asian="10pt"/>
    </style:style>
    <style:style style:name="T5" style:parent-style-name="Policepardéfaut" style:family="text">
      <style:text-properties fo:font-size="10pt" style:font-size-asian="10pt" fo:language="fr" fo:country="FR"/>
    </style:style>
    <style:style style:name="T6" style:parent-style-name="Policepardéfaut" style:family="text">
      <style:text-properties style:font-weight-complex="bold" fo:font-size="10pt" style:font-size-asian="10pt"/>
    </style:style>
    <style:style style:name="T7" style:parent-style-name="Policepardéfaut" style:family="text">
      <style:text-properties fo:font-size="10pt" style:font-size-asian="10pt" fo:language="fr" fo:country="FR"/>
    </style:style>
    <style:style style:name="T8" style:parent-style-name="Policepardéfaut" style:family="text">
      <style:text-properties style:font-weight-complex="bold" fo:font-size="10pt" style:font-size-asian="10pt"/>
    </style:style>
    <style:style style:name="T9" style:parent-style-name="Policepardéfaut" style:family="text">
      <style:text-properties style:font-weight-complex="bold" fo:font-size="10pt" style:font-size-asian="10pt"/>
    </style:style>
    <style:style style:name="T10" style:parent-style-name="Policepardéfaut" style:family="text">
      <style:text-properties style:font-weight-complex="bold" fo:font-size="10pt" style:font-size-asian="10pt"/>
    </style:style>
    <style:style style:name="T11" style:parent-style-name="Policepardéfaut" style:family="text">
      <style:text-properties style:font-weight-complex="bold" fo:font-size="10pt" style:font-size-asian="10pt"/>
    </style:style>
    <style:style style:name="T12" style:parent-style-name="Policepardéfaut" style:family="text">
      <style:text-properties style:font-weight-complex="bold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Procédure de qualification : 88600/1/2/3 Informaticien/ne CFC (Ordonnance 2014)<text:s/></text:span><text:span text:style-name="T4"><text:tab/>Cahier des charges</text:span></text:p>
      </style:header>
      <style:footer>
        <text:p text:style-name="Pieddepage"><text:span text:style-name="T5">Page<text:s/></text:span><text:span text:style-name="T6"><text:page-number text:fixed="false">1</text:page-number></text:span><text:span text:style-name="T7"><text:s/>sur<text:s/></text:span><text:span text:style-name="T8"><text:page-count>1</text:page-count></text:span><text:span text:style-name="T9"><text:tab/></text:span><text:span text:style-name="T10"><text:tab/>Version 1.0-ordo2k14 (4.12.2017)</text:span></text:p>
        <text:p text:style-name="Pieddepage"><text:span text:style-name="T11"><text:tab/></text:span><text:span text:style-name="T12"><text:tab/>© I-CQ VD 2017/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hieu Bamert</dc:creator>
    <meta:creation-date>2024-01-23T11:37:00Z</meta:creation-date>
    <dc:date>2024-04-16T13:58:00Z</dc:date>
    <meta:print-date>2024-04-16T13:58:00Z</meta:print-date>
    <meta:template xlink:href="Normal.dotm" xlink:type="simple"/>
    <meta:editing-cycles>4</meta:editing-cycles>
    <meta:editing-duration>PT60S</meta:editing-duration>
    <meta:user-defined meta:name="AppVersion">16.0000</meta:user-defined>
    <meta:document-statistic meta:page-count="1" meta:paragraph-count="2" meta:word-count="173" meta:character-count="1126" meta:row-count="7" meta:non-whitespace-character-count="955"/>
  </office:meta>
</office:document-meta>
</file>